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878cm"/>
    </style:style>
    <style:style style:name="co14" style:family="table-column">
      <style:table-column-properties fo:break-before="auto" style:column-width="3.38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4.731cm"/>
    </style:style>
    <style:style style:name="co17" style:family="table-column">
      <style:table-column-properties fo:break-before="auto" style:column-width="3.5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3.106cm"/>
    </style:style>
    <style:style style:name="co20" style:family="table-column">
      <style:table-column-properties fo:break-before="auto" style:column-width="3.29cm"/>
    </style:style>
    <style:style style:name="co21" style:family="table-column">
      <style:table-column-properties fo:break-before="auto" style:column-width="2.58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3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02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759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7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03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03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38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3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143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1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1678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16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68794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6879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88298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88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31117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311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686669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6866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28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28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32501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3250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4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4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121878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1218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2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2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4795704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47957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16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16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17983891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1798389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08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08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1743959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17439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44039848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4403984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0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0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466514943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4665149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01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01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24943104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249431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005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005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0025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0025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00125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00125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0063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0063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25031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25031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251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251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12578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12578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156289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156289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078145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078145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0390723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0390723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195361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195361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7597681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7597681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3798840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3798840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68994202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68994202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4497101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4497101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1724855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1724855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Ano Seguinte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B7]-[.E11]" office:value-type="currency" office:currency="BRL" office:value="114000000" calcext:value-type="currency">
            <text:p>R$ 114.000.000,00</text:p>
          </table:table-cell>
          <table:table-cell table:number-columns-repeated="12"/>
          <table:table-cell table:style-name="ce22" table:formula="of:=([.R7]+[.R8]+[.R10])" office:value-type="currency" office:currency="BRL" office:value="135333333.333333" calcext:value-type="currency">
            <text:p>R$ 135.333.333,3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187134502923976" calcext:value-type="percentage">
            <text:p>18,71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8]*[.$E$25])-[.F8]+([.F10]*[.$E$25])-[.F10]" office:value-type="currency" office:currency="BRL" office:value="16000000" calcext:value-type="currency">
            <text:p>R$ 16.000.000,00</text:p>
          </table:table-cell>
          <table:table-cell table:style-name="ce22" table:formula="of:=([.G8]*[.$E$25])-[.G8]+([.G10]*[.$E$25])-[.G10]" office:value-type="currency" office:currency="BRL" office:value="2666666.66666667" calcext:value-type="currency">
            <text:p>R$ 2.666.666,67</text:p>
          </table:table-cell>
          <table:table-cell table:style-name="ce22" table:formula="of:=([.H8]*[.$E$25])-[.H8]+([.H10]*[.$E$25])-[.H10]" office:value-type="currency" office:currency="BRL" office:value="8000000" calcext:value-type="currency">
            <text:p>R$ 8.000.000,00</text:p>
          </table:table-cell>
          <table:table-cell table:style-name="ce22" table:formula="of:=([.I8]*[.$E$25])-[.I8]+([.I10]*[.$E$25])-[.I10]" office:value-type="currency" office:currency="BRL" office:value="12000000" calcext:value-type="currency">
            <text:p>R$ 12.000.000,00</text:p>
          </table:table-cell>
          <table:table-cell table:style-name="ce22" table:formula="of:=([.J8]*[.$E$25])-[.J8]+([.J10]*[.$E$25])-[.J10]" office:value-type="currency" office:currency="BRL" office:value="2666666.66666667" calcext:value-type="currency">
            <text:p>R$ 2.666.666,67</text:p>
          </table:table-cell>
          <table:table-cell table:style-name="ce22" table:formula="of:=([.K8]*[.$E$25])-[.K8]+([.K10]*[.$E$25])-[.K10]" office:value-type="currency" office:currency="BRL" office:value="6666666.66666666" calcext:value-type="currency">
            <text:p>R$ 6.666.666,67</text:p>
          </table:table-cell>
          <table:table-cell table:style-name="ce22" table:formula="of:=([.L8]*[.$E$25])-[.L8]+([.L10]*[.$E$25])-[.L10]" office:value-type="currency" office:currency="BRL" office:value="6666666.66666666" calcext:value-type="currency">
            <text:p>R$ 6.666.666,67</text:p>
          </table:table-cell>
          <table:table-cell table:style-name="ce22" table:formula="of:=([.M8]*[.$E$25])-[.M8]+([.M10]*[.$E$25])-[.M10]" office:value-type="currency" office:currency="BRL" office:value="2666666.66666667" calcext:value-type="currency">
            <text:p>R$ 2.666.666,67</text:p>
          </table:table-cell>
          <table:table-cell table:style-name="ce22" table:formula="of:=([.N8]*[.$E$25])-[.N8]+([.N10]*[.$E$25])-[.N10]" office:value-type="currency" office:currency="BRL" office:value="10666666.6666667" calcext:value-type="currency">
            <text:p>R$ 10.666.666,67</text:p>
          </table:table-cell>
          <table:table-cell table:style-name="ce22" table:formula="of:=([.O8]*[.$E$25])-[.O8]+([.O10]*[.$E$25])-[.O10]" office:value-type="currency" office:currency="BRL" office:value="4000000" calcext:value-type="currency">
            <text:p>R$ 4.000.000,00</text:p>
          </table:table-cell>
          <table:table-cell table:style-name="ce22" table:formula="of:=([.P8]*[.$E$25])-[.P8]+([.P10]*[.$E$25])-[.P10]" office:value-type="currency" office:currency="BRL" office:value="2666666.66666667" calcext:value-type="currency">
            <text:p>R$ 2.666.666,67</text:p>
          </table:table-cell>
          <table:table-cell table:style-name="ce22" table:formula="of:=([.Q8]*[.$E$25])-[.Q8]+([.Q10]*[.$E$25])-[.Q10]" office:value-type="currency" office:currency="BRL" office:value="2666666.66666667" calcext:value-type="currency">
            <text:p>R$ 2.666.666,67</text:p>
          </table:table-cell>
          <table:table-cell table:style-name="ce22" table:formula="of:=SUM([.F7:.Q7])" office:value-type="currency" office:currency="BRL" office:value="77333333.3333333" calcext:value-type="currency">
            <text:p>R$ 77.333.333,3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2" office:value-type="currency" office:currency="BRL" office:value="10000000" calcext:value-type="currency">
            <text:p>R$ 10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4000000" calcext:value-type="currency">
            <text:p>R$ 4.000.000,00</text:p>
          </table:table-cell>
          <table:table-cell table:style-name="ce22" office:value-type="currency" office:currency="BRL" office:value="7000000" calcext:value-type="currency">
            <text:p>R$ 7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number-columns-repeated="2" table:style-name="ce22" office:value-type="currency" office:currency="BRL" office:value="3000000" calcext:value-type="currency">
            <text:p>R$ 3.000.000,00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2" table:style-name="ce22" office:value-type="currency" office:currency="BRL" office:value="0" calcext:value-type="currency">
            <text:p>R$ 0,00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/>
          <table:table-cell table:style-name="ce22" table:number-columns-repeated="14"/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number-columns-repeated="12" table:style-name="ce22" office:value-type="currency" office:currency="BRL" office:value="1000000" calcext:value-type="currency">
            <text:p>R$ 1.000.000,00</text:p>
          </table:table-cell>
          <table:table-cell table:style-name="ce22" table:formula="of:=SUM([.F11:.Q11])" office:value-type="currency" office:currency="BRL" office:value="12000000" calcext:value-type="currency">
            <text:p>R$ 12.00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30000000" office:value-type="currency" office:currency="BRL" office:value="30000000" calcext:value-type="currency">
            <text:p>R$ 30.000.000,00</text:p>
          </table:table-cell>
          <table:table-cell table:style-name="ce22" table:formula="of:=[.F8]*([.$E$20]-[.$E$25])" office:value-type="currency" office:currency="BRL" office:value="9999999.99999997" calcext:value-type="currency">
            <text:p>R$ 10.000.000,00</text:p>
          </table:table-cell>
          <table:table-cell table:style-name="ce22" table:formula="of:=[.G8]*([.$E$20]-[.$E$25])" office:value-type="currency" office:currency="BRL" office:value="0" calcext:value-type="currency">
            <text:p>R$ 0,00</text:p>
          </table:table-cell>
          <table:table-cell table:style-name="ce22" table:formula="of:=[.H8]*([.$E$20]-[.$E$25])" office:value-type="currency" office:currency="BRL" office:value="3999999.99999999" calcext:value-type="currency">
            <text:p>R$ 4.000.000,00</text:p>
          </table:table-cell>
          <table:table-cell table:style-name="ce22" table:formula="of:=[.I8]*([.$E$20]-[.$E$25])" office:value-type="currency" office:currency="BRL" office:value="6999999.99999998" calcext:value-type="currency">
            <text:p>R$ 7.000.000,00</text:p>
          </table:table-cell>
          <table:table-cell table:style-name="ce22" table:formula="of:=[.J8]*([.$E$20]-[.$E$25])" office:value-type="currency" office:currency="BRL" office:value="0" calcext:value-type="currency">
            <text:p>R$ 0,00</text:p>
          </table:table-cell>
          <table:table-cell table:style-name="ce22" table:formula="of:=[.K8]*([.$E$20]-[.$E$25])" office:value-type="currency" office:currency="BRL" office:value="2999999.99999999" calcext:value-type="currency">
            <text:p>R$ 3.000.000,00</text:p>
          </table:table-cell>
          <table:table-cell table:style-name="ce22" table:formula="of:=[.L8]*([.$E$20]-[.$E$25])" office:value-type="currency" office:currency="BRL" office:value="2999999.99999999" calcext:value-type="currency">
            <text:p>R$ 3.000.000,00</text:p>
          </table:table-cell>
          <table:table-cell table:style-name="ce22" table:formula="of:=[.M8]*([.$E$20]-[.$E$25])" office:value-type="currency" office:currency="BRL" office:value="0" calcext:value-type="currency">
            <text:p>R$ 0,00</text:p>
          </table:table-cell>
          <table:table-cell table:style-name="ce22" table:formula="of:=[.N8]*([.$E$20]-[.$E$25])" office:value-type="currency" office:currency="BRL" office:value="5999999.99999998" calcext:value-type="currency">
            <text:p>R$ 6.000.000,00</text:p>
          </table:table-cell>
          <table:table-cell table:style-name="ce22" table:formula="of:=[.O8]*([.$E$20]-[.$E$25])" office:value-type="currency" office:currency="BRL" office:value="999999.999999997" calcext:value-type="currency">
            <text:p>R$ 1.000.000,00</text:p>
          </table:table-cell>
          <table:table-cell table:style-name="ce22" table:formula="of:=[.P8]*([.$E$20]-[.$E$25])" office:value-type="currency" office:currency="BRL" office:value="0" calcext:value-type="currency">
            <text:p>R$ 0,00</text:p>
          </table:table-cell>
          <table:table-cell table:style-name="ce22" table:formula="of:=[.Q8]*([.$E$20]-[.$E$25])" office:value-type="currency" office:currency="BRL" office:value="0" calcext:value-type="currency">
            <text:p>R$ 0,00</text:p>
          </table:table-cell>
          <table:table-cell table:style-name="ce22" table:formula="of:=SUM([.F12:.Q12])" office:value-type="currency" office:currency="BRL" office:value="33999999.9999999" calcext:value-type="currency">
            <text:p>R$ 34.000.000,00</text:p>
          </table:table-cell>
          <table:table-cell table:number-columns-repeated="2"/>
        </table:table-row>
        <table:table-row table:style-name="ro4">
          <table:table-cell table:number-columns-repeated="20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" office:value-type="currency" office:currency="BRL" office:value="-2000000.0000001" calcext:value-type="currency">
            <text:p>-R$ 2.00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96000000" calcext:value-type="currency">
            <text:p>R$ 96.000.000,00</text:p>
          </table:table-cell>
          <table:table-cell table:number-columns-repeated="12"/>
          <table:table-cell table:style-name="ce22" table:formula="of:=[.R4]+[.R11]-[.R10]" office:value-type="currency" office:currency="BRL" office:value="123333333.333333" calcext:value-type="currency">
            <text:p>R$ 123.333.333,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69296116382985" calcext:value-type="percentage">
            <text:p>0,26930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113333333.333333" calcext:value-type="currency">
            <text:p>R$ 113.333.33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3" calcext:value-type="percentage">
            <text:p>30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33333333333333" calcext:value-type="float">
            <text:p>2,33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79333333.3333333" calcext:value-type="currency">
            <text:p>R$ 79.333.333,3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33999999.9999999" calcext:value-type="currency">
            <text:p>R$ 34.000.000,00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</text:p>
          </table:table-cell>
          <table:table-cell table:style-name="ce27"/>
          <table:table-cell table:number-columns-repeated="15"/>
        </table:table-row>
        <table:table-row table:style-name="ro4" table:number-rows-repeated="7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6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9:17:04.359143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2.2$Linux_X86_64 LibreOffice_project/3a01483fc371ab18cfca4bab0d636937da5eaf70</meta:generator>
    <dc:date>2020-11-02T21:14:43.910067954</dc:date>
    <meta:editing-duration>PT6H18M16S</meta:editing-duration>
    <meta:editing-cycles>12</meta:editing-cycles>
    <meta:document-statistic meta:table-count="2" meta:cell-count="476" meta:object-count="0"/>
    <meta:user-defined meta:name="WorkbookGuid">7f900f38-6cad-4a95-96a2-d9c47c108319</meta:user-defined>
  </office:meta>
</office:document-meta>
</file>